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4104" calcext:value-type="float">
            <text:p>104.4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9992" calcext:value-type="float">
            <text:p>104.3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6944" calcext:value-type="float">
            <text:p>104.3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9992" calcext:value-type="float">
            <text:p>104.3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7696" calcext:value-type="float">
            <text:p>104.2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5984" calcext:value-type="float">
            <text:p>104.2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5024" calcext:value-type="float">
            <text:p>104.2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9512" calcext:value-type="float">
            <text:p>104.2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3792" calcext:value-type="float">
            <text:p>104.2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112" calcext:value-type="float">
            <text:p>104.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16" calcext:value-type="float">
            <text:p>104.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1224" calcext:value-type="float">
            <text:p>104.2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6256" calcext:value-type="float">
            <text:p>104.1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7864" calcext:value-type="float">
            <text:p>104.0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8512" calcext:value-type="float">
            <text:p>103.9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0224" calcext:value-type="float">
            <text:p>103.9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7176" calcext:value-type="float">
            <text:p>103.8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9368" calcext:value-type="float">
            <text:p>103.9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56" calcext:value-type="float">
            <text:p>103.9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5088" calcext:value-type="float">
            <text:p>103.9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252" calcext:value-type="float">
            <text:p>103.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9576" calcext:value-type="float">
            <text:p>104.0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7008" calcext:value-type="float">
            <text:p>104.0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6152" calcext:value-type="float">
            <text:p>104.0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6632" calcext:value-type="float">
            <text:p>104.1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2832" calcext:value-type="float">
            <text:p>104.1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492" calcext:value-type="float">
            <text:p>104.1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1496" calcext:value-type="float">
            <text:p>104.1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5776" calcext:value-type="float">
            <text:p>104.1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3688" calcext:value-type="float">
            <text:p>104.1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256" calcext:value-type="float">
            <text:p>104.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8176" calcext:value-type="float">
            <text:p>104.2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5984" calcext:value-type="float">
            <text:p>104.2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4376" calcext:value-type="float">
            <text:p>104.3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7152" calcext:value-type="float">
            <text:p>104.4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9344" calcext:value-type="float">
            <text:p>104.4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1912" calcext:value-type="float">
            <text:p>104.4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5816" calcext:value-type="float">
            <text:p>104.4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8864" calcext:value-type="float">
            <text:p>104.4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0304" calcext:value-type="float">
            <text:p>104.5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7632" calcext:value-type="float">
            <text:p>104.4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5752" calcext:value-type="float">
            <text:p>104.6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5648" calcext:value-type="float">
            <text:p>104.6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4792" calcext:value-type="float">
            <text:p>104.6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3768" calcext:value-type="float">
            <text:p>104.8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3768" calcext:value-type="float">
            <text:p>104.8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7192" calcext:value-type="float">
            <text:p>104.7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5376" calcext:value-type="float">
            <text:p>104.7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548" calcext:value-type="float">
            <text:p>104.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7568" calcext:value-type="float">
            <text:p>104.7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4624" calcext:value-type="float">
            <text:p>104.8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6232" calcext:value-type="float">
            <text:p>104.7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8048" calcext:value-type="float">
            <text:p>104.7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3184" calcext:value-type="float">
            <text:p>104.7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5376" calcext:value-type="float">
            <text:p>104.7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1096" calcext:value-type="float">
            <text:p>104.7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7944" calcext:value-type="float">
            <text:p>104.7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0136" calcext:value-type="float">
            <text:p>104.7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452" calcext:value-type="float">
            <text:p>104.7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9384" calcext:value-type="float">
            <text:p>104.7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6816" calcext:value-type="float">
            <text:p>104.8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3496" calcext:value-type="float">
            <text:p>104.9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0448" calcext:value-type="float">
            <text:p>104.9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4624" calcext:value-type="float">
            <text:p>104.8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452" calcext:value-type="float">
            <text:p>104.7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9112" calcext:value-type="float">
            <text:p>104.9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4624" calcext:value-type="float">
            <text:p>104.8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6336" calcext:value-type="float">
            <text:p>104.7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692" calcext:value-type="float">
            <text:p>104.8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312" calcext:value-type="float">
            <text:p>104.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0448" calcext:value-type="float">
            <text:p>104.9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4728" calcext:value-type="float">
            <text:p>104.8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3976" calcext:value-type="float">
            <text:p>104.9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2264" calcext:value-type="float">
            <text:p>104.9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4248" calcext:value-type="float">
            <text:p>104.8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0824" calcext:value-type="float">
            <text:p>104.8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6544" calcext:value-type="float">
            <text:p>104.9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3976" calcext:value-type="float">
            <text:p>104.9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6168" calcext:value-type="float">
            <text:p>104.9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9696" calcext:value-type="float">
            <text:p>105.0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0656" calcext:value-type="float">
            <text:p>105.0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4936" calcext:value-type="float">
            <text:p>105.0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6648" calcext:value-type="float">
            <text:p>105.0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8088" calcext:value-type="float">
            <text:p>105.0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5792" calcext:value-type="float">
            <text:p>105.0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6856" calcext:value-type="float">
            <text:p>105.1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8568" calcext:value-type="float">
            <text:p>105.1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0552" calcext:value-type="float">
            <text:p>105.0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6752" calcext:value-type="float">
            <text:p>105.0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2264" calcext:value-type="float">
            <text:p>104.9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3704" calcext:value-type="float">
            <text:p>105.0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1512" calcext:value-type="float">
            <text:p>105.0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7024" calcext:value-type="float">
            <text:p>104.9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0928" calcext:value-type="float">
            <text:p>104.9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7984" calcext:value-type="float">
            <text:p>105.0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0176" calcext:value-type="float">
            <text:p>105.0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3704" calcext:value-type="float">
            <text:p>105.0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7984" calcext:value-type="float">
            <text:p>105.0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1992" calcext:value-type="float">
            <text:p>105.0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0656" calcext:value-type="float">
            <text:p>105.0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6376" calcext:value-type="float">
            <text:p>105.1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2472" calcext:value-type="float">
            <text:p>105.1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3704" calcext:value-type="float">
            <text:p>105.0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8088" calcext:value-type="float">
            <text:p>105.0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884" calcext:value-type="float">
            <text:p>105.0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7984" calcext:value-type="float">
            <text:p>105.0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4936" calcext:value-type="float">
            <text:p>105.0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7128" calcext:value-type="float">
            <text:p>105.0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7608" calcext:value-type="float">
            <text:p>105.0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98" calcext:value-type="float">
            <text:p>105.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5416" calcext:value-type="float">
            <text:p>105.0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1032" calcext:value-type="float">
            <text:p>105.0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8256" calcext:value-type="float">
            <text:p>104.9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8256" calcext:value-type="float">
            <text:p>104.9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4352" calcext:value-type="float">
            <text:p>104.9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3016" calcext:value-type="float">
            <text:p>104.9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644" calcext:value-type="float">
            <text:p>104.8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9384" calcext:value-type="float">
            <text:p>104.7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8904" calcext:value-type="float">
            <text:p>104.7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0616" calcext:value-type="float">
            <text:p>104.7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7088" calcext:value-type="float">
            <text:p>104.7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5752" calcext:value-type="float">
            <text:p>104.6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1368" calcext:value-type="float">
            <text:p>104.6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1368" calcext:value-type="float">
            <text:p>104.6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0512" calcext:value-type="float">
            <text:p>104.6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0512" calcext:value-type="float">
            <text:p>104.6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4312" calcext:value-type="float">
            <text:p>104.6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2976" calcext:value-type="float">
            <text:p>104.5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7048" calcext:value-type="float">
            <text:p>104.3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6088" calcext:value-type="float">
            <text:p>104.3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1808" calcext:value-type="float">
            <text:p>104.3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3144" calcext:value-type="float">
            <text:p>104.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496" calcext:value-type="float">
            <text:p>104.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3728" calcext:value-type="float">
            <text:p>104.5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8488" calcext:value-type="float">
            <text:p>104.4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8696" calcext:value-type="float">
            <text:p>104.6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688" calcext:value-type="float">
            <text:p>104.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5272" calcext:value-type="float">
            <text:p>104.6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9448" calcext:value-type="float">
            <text:p>104.5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1744" calcext:value-type="float">
            <text:p>104.6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0888" calcext:value-type="float">
            <text:p>104.6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6024" calcext:value-type="float">
            <text:p>104.5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3184" calcext:value-type="float">
            <text:p>104.7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6232" calcext:value-type="float">
            <text:p>104.7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5648" calcext:value-type="float">
            <text:p>104.6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5272" calcext:value-type="float">
            <text:p>104.6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3184" calcext:value-type="float">
            <text:p>104.7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5752" calcext:value-type="float">
            <text:p>104.6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2328" calcext:value-type="float">
            <text:p>104.7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0888" calcext:value-type="float">
            <text:p>104.6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5272" calcext:value-type="float">
            <text:p>104.6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2328" calcext:value-type="float">
            <text:p>104.7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2704" calcext:value-type="float">
            <text:p>104.6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9176" calcext:value-type="float">
            <text:p>104.6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0888" calcext:value-type="float">
            <text:p>104.6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7088" calcext:value-type="float">
            <text:p>104.7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7464" calcext:value-type="float">
            <text:p>104.6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2392" calcext:value-type="float">
            <text:p>104.4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4208" calcext:value-type="float">
            <text:p>104.5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2016" calcext:value-type="float">
            <text:p>104.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2496" calcext:value-type="float">
            <text:p>104.5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5168" calcext:value-type="float">
            <text:p>104.5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9928" calcext:value-type="float">
            <text:p>104.5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0784" calcext:value-type="float">
            <text:p>104.5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6776" calcext:value-type="float">
            <text:p>104.5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3248" calcext:value-type="float">
            <text:p>104.4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94584" calcext:value-type="float">
            <text:p>104.4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6296" calcext:value-type="float">
            <text:p>104.4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5336" calcext:value-type="float">
            <text:p>104.4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7904" calcext:value-type="float">
            <text:p>104.3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972" calcext:value-type="float">
            <text:p>104.4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6672" calcext:value-type="float">
            <text:p>104.4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6568" calcext:value-type="float">
            <text:p>104.3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5712" calcext:value-type="float">
            <text:p>104.3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0472" calcext:value-type="float">
            <text:p>104.3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1328" calcext:value-type="float">
            <text:p>104.3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6464" calcext:value-type="float">
            <text:p>104.2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5608" calcext:value-type="float">
            <text:p>104.3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57424" calcext:value-type="float">
            <text:p>104.3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0264" calcext:value-type="float">
            <text:p>104.2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5984" calcext:value-type="float">
            <text:p>104.2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5984" calcext:value-type="float">
            <text:p>104.2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7112" calcext:value-type="float">
            <text:p>104.1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0056" calcext:value-type="float">
            <text:p>104.0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44064" calcext:value-type="float">
            <text:p>104.1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77592" calcext:value-type="float">
            <text:p>104.1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3584" calcext:value-type="float">
            <text:p>104.1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4816" calcext:value-type="float">
            <text:p>104.0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6528" calcext:value-type="float">
            <text:p>104.0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7008" calcext:value-type="float">
            <text:p>104.0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7008" calcext:value-type="float">
            <text:p>104.0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1392" calcext:value-type="float">
            <text:p>104.1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2248" calcext:value-type="float">
            <text:p>104.0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92" calcext:value-type="float">
            <text:p>104.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7396" calcext:value-type="float">
            <text:p>104.0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54" calcext:value-type="float">
            <text:p>104.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5568" calcext:value-type="float">
            <text:p>103.9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3376" calcext:value-type="float">
            <text:p>103.9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6048" calcext:value-type="float">
            <text:p>104.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5672" calcext:value-type="float">
            <text:p>104.0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2896" calcext:value-type="float">
            <text:p>103.9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4232" calcext:value-type="float">
            <text:p>103.9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9096" calcext:value-type="float">
            <text:p>104.0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4712" calcext:value-type="float">
            <text:p>103.9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9472" calcext:value-type="float">
            <text:p>103.9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6696" calcext:value-type="float">
            <text:p>103.8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5464" calcext:value-type="float">
            <text:p>103.9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3752" calcext:value-type="float">
            <text:p>103.9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3272" calcext:value-type="float">
            <text:p>103.9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9848" calcext:value-type="float">
            <text:p>103.9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12416" calcext:value-type="float">
            <text:p>103.9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8408" calcext:value-type="float">
            <text:p>103.8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6216" calcext:value-type="float">
            <text:p>103.8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1456" calcext:value-type="float">
            <text:p>103.8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0496" calcext:value-type="float">
            <text:p>103.7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2208" calcext:value-type="float">
            <text:p>103.7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7928" calcext:value-type="float">
            <text:p>103.8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3168" calcext:value-type="float">
            <text:p>103.8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7344" calcext:value-type="float">
            <text:p>103.7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1488" calcext:value-type="float">
            <text:p>103.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2584" calcext:value-type="float">
            <text:p>103.7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1728" calcext:value-type="float">
            <text:p>103.7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0016" calcext:value-type="float">
            <text:p>103.7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35632" calcext:value-type="float">
            <text:p>103.7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5152" calcext:value-type="float">
            <text:p>103.7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6008" calcext:value-type="float">
            <text:p>103.6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3816" calcext:value-type="float">
            <text:p>103.6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6864" calcext:value-type="float">
            <text:p>103.6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7772" calcext:value-type="float">
            <text:p>103.6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4192" calcext:value-type="float">
            <text:p>103.6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8096" calcext:value-type="float">
            <text:p>103.6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0288" calcext:value-type="float">
            <text:p>103.6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5904" calcext:value-type="float">
            <text:p>103.6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5424" calcext:value-type="float">
            <text:p>103.5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8472" calcext:value-type="float">
            <text:p>103.5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92376" calcext:value-type="float">
            <text:p>103.5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4088" calcext:value-type="float">
            <text:p>103.5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6928" calcext:value-type="float">
            <text:p>103.4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1208" calcext:value-type="float">
            <text:p>103.3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816" calcext:value-type="float">
            <text:p>103.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4256" calcext:value-type="float">
            <text:p>103.3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8536" calcext:value-type="float">
            <text:p>103.3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8056" calcext:value-type="float">
            <text:p>103.3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0144" calcext:value-type="float">
            <text:p>103.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1376" calcext:value-type="float">
            <text:p>103.2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6136" calcext:value-type="float">
            <text:p>103.1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3088" calcext:value-type="float">
            <text:p>103.1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336" calcext:value-type="float">
            <text:p>103.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0688" calcext:value-type="float">
            <text:p>103.0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82776" calcext:value-type="float">
            <text:p>102.9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0584" calcext:value-type="float">
            <text:p>102.9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048" calcext:value-type="float">
            <text:p>102.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8664" calcext:value-type="float">
            <text:p>102.8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5512" calcext:value-type="float">
            <text:p>102.7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4176" calcext:value-type="float">
            <text:p>102.7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3696" calcext:value-type="float">
            <text:p>102.7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4072" calcext:value-type="float">
            <text:p>102.6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0064" calcext:value-type="float">
            <text:p>102.6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856" calcext:value-type="float">
            <text:p>102.4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6224" calcext:value-type="float">
            <text:p>102.3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8792" calcext:value-type="float">
            <text:p>102.3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4408" calcext:value-type="float">
            <text:p>102.3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8688" calcext:value-type="float">
            <text:p>102.2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6872" calcext:value-type="float">
            <text:p>102.2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0776" calcext:value-type="float">
            <text:p>102.2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296" calcext:value-type="float">
            <text:p>102.1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7624" calcext:value-type="float">
            <text:p>102.1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9232" calcext:value-type="float">
            <text:p>102.0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7896" calcext:value-type="float">
            <text:p>102.0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4368" calcext:value-type="float">
            <text:p>102.0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3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3408" calcext:value-type="float">
            <text:p>101.9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2552" calcext:value-type="float">
            <text:p>101.9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2928" calcext:value-type="float">
            <text:p>101.9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94" calcext:value-type="float">
            <text:p>101.8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1216" calcext:value-type="float">
            <text:p>101.9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7208" calcext:value-type="float">
            <text:p>101.8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464" calcext:value-type="float">
            <text:p>101.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3784" calcext:value-type="float">
            <text:p>101.9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416" calcext:value-type="float">
            <text:p>101.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8064" calcext:value-type="float">
            <text:p>101.8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1592" calcext:value-type="float">
            <text:p>101.8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7688" calcext:value-type="float">
            <text:p>101.8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1968" calcext:value-type="float">
            <text:p>101.8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91592" calcext:value-type="float">
            <text:p>101.8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5976" calcext:value-type="float">
            <text:p>101.9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9984" calcext:value-type="float">
            <text:p>101.9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9984" calcext:value-type="float">
            <text:p>101.9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036" calcext:value-type="float">
            <text:p>101.9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6936" calcext:value-type="float">
            <text:p>101.9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3032" calcext:value-type="float">
            <text:p>101.9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3992" calcext:value-type="float">
            <text:p>102.0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0464" calcext:value-type="float">
            <text:p>102.0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0192" calcext:value-type="float">
            <text:p>102.1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1152" calcext:value-type="float">
            <text:p>102.1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5432" calcext:value-type="float">
            <text:p>102.1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5808" calcext:value-type="float">
            <text:p>102.0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0672" calcext:value-type="float">
            <text:p>102.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9168" calcext:value-type="float">
            <text:p>102.3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984" calcext:value-type="float">
            <text:p>102.3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4784" calcext:value-type="float">
            <text:p>102.2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3072" calcext:value-type="float">
            <text:p>102.3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6392" calcext:value-type="float">
            <text:p>102.1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756" calcext:value-type="float">
            <text:p>102.3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612" calcext:value-type="float">
            <text:p>102.3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66" calcext:value-type="float">
            <text:p>102.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9272" calcext:value-type="float">
            <text:p>102.3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04" calcext:value-type="float">
            <text:p>102.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2216" calcext:value-type="float">
            <text:p>102.3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2008" calcext:value-type="float">
            <text:p>102.1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544" calcext:value-type="float">
            <text:p>102.2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78104" calcext:value-type="float">
            <text:p>102.1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848" calcext:value-type="float">
            <text:p>102.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6768" calcext:value-type="float">
            <text:p>102.1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5536" calcext:value-type="float">
            <text:p>102.2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8856" calcext:value-type="float">
            <text:p>102.0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4704" calcext:value-type="float">
            <text:p>102.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4952" calcext:value-type="float">
            <text:p>102.1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32384" calcext:value-type="float">
            <text:p>102.1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7144" calcext:value-type="float">
            <text:p>102.1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9336" calcext:value-type="float">
            <text:p>102.1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4096" calcext:value-type="float">
            <text:p>102.1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0568" calcext:value-type="float">
            <text:p>102.0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32" calcext:value-type="float">
            <text:p>102.0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8272" calcext:value-type="float">
            <text:p>101.9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4848" calcext:value-type="float">
            <text:p>102.0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3512" calcext:value-type="float">
            <text:p>102.0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8648" calcext:value-type="float">
            <text:p>101.9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5704" calcext:value-type="float">
            <text:p>102.0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3136" calcext:value-type="float">
            <text:p>102.0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084" calcext:value-type="float">
            <text:p>101.9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32" calcext:value-type="float">
            <text:p>102.0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2176" calcext:value-type="float">
            <text:p>101.9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1696" calcext:value-type="float">
            <text:p>101.9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56" calcext:value-type="float">
            <text:p>101.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92" calcext:value-type="float">
            <text:p>101.8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1112" calcext:value-type="float">
            <text:p>101.8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3304" calcext:value-type="float">
            <text:p>101.8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4056" calcext:value-type="float">
            <text:p>101.7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864" calcext:value-type="float">
            <text:p>101.7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7856" calcext:value-type="float">
            <text:p>101.7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7" calcext:value-type="float">
            <text:p>101.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9088" calcext:value-type="float">
            <text:p>101.6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8232" calcext:value-type="float">
            <text:p>101.6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05664" calcext:value-type="float">
            <text:p>101.7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0424" calcext:value-type="float">
            <text:p>101.6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62992" calcext:value-type="float">
            <text:p>101.6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556" calcext:value-type="float">
            <text:p>101.6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416" calcext:value-type="float">
            <text:p>101.6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272" calcext:value-type="float">
            <text:p>101.6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7168" calcext:value-type="float">
            <text:p>101.5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6312" calcext:value-type="float">
            <text:p>101.5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024" calcext:value-type="float">
            <text:p>101.5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8024" calcext:value-type="float">
            <text:p>101.5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4016" calcext:value-type="float">
            <text:p>101.4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68" calcext:value-type="float">
            <text:p>101.4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9152" calcext:value-type="float">
            <text:p>101.4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6648" calcext:value-type="float">
            <text:p>101.1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7776" calcext:value-type="float">
            <text:p>101.0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432" calcext:value-type="float">
            <text:p>100.9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5" calcext:value-type="float">
            <text:p>100.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088" calcext:value-type="float">
            <text:p>100.9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88" calcext:value-type="float">
            <text:p>100.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5752" calcext:value-type="float">
            <text:p>100.8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356" calcext:value-type="float">
            <text:p>100.8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376" calcext:value-type="float">
            <text:p>100.9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9176" calcext:value-type="float">
            <text:p>100.8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1368" calcext:value-type="float">
            <text:p>100.8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0512" calcext:value-type="float">
            <text:p>100.8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6608" calcext:value-type="float">
            <text:p>100.8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4416" calcext:value-type="float">
            <text:p>100.8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0888" calcext:value-type="float">
            <text:p>100.8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3832" calcext:value-type="float">
            <text:p>100.7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0888" calcext:value-type="float">
            <text:p>100.8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0408" calcext:value-type="float">
            <text:p>100.8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9928" calcext:value-type="float">
            <text:p>100.7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1744" calcext:value-type="float">
            <text:p>100.8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308" calcext:value-type="float">
            <text:p>100.8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8216" calcext:value-type="float">
            <text:p>100.7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4792" calcext:value-type="float">
            <text:p>100.8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40032" calcext:value-type="float">
            <text:p>100.8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9552" calcext:value-type="float">
            <text:p>100.8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79656" calcext:value-type="float">
            <text:p>100.8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7568" calcext:value-type="float">
            <text:p>100.9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1952" calcext:value-type="float">
            <text:p>100.9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7464" calcext:value-type="float">
            <text:p>100.8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404" calcext:value-type="float">
            <text:p>100.9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6232" calcext:value-type="float">
            <text:p>100.9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0136" calcext:value-type="float">
            <text:p>100.9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424" calcext:value-type="float">
            <text:p>100.9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3184" calcext:value-type="float">
            <text:p>100.9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0616" calcext:value-type="float">
            <text:p>100.9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8528" calcext:value-type="float">
            <text:p>100.9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4144" calcext:value-type="float">
            <text:p>100.9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2" calcext:value-type="float">
            <text:p>101.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6064" calcext:value-type="float">
            <text:p>101.0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9488" calcext:value-type="float">
            <text:p>101.0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7296" calcext:value-type="float">
            <text:p>101.0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3768" calcext:value-type="float">
            <text:p>101.0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9112" calcext:value-type="float">
            <text:p>101.0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0824" calcext:value-type="float">
            <text:p>101.0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3288" calcext:value-type="float">
            <text:p>100.9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548" calcext:value-type="float">
            <text:p>100.9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336" calcext:value-type="float">
            <text:p>100.9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4248" calcext:value-type="float">
            <text:p>101.0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596" calcext:value-type="float">
            <text:p>101.0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2536" calcext:value-type="float">
            <text:p>101.0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692" calcext:value-type="float">
            <text:p>101.0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3016" calcext:value-type="float">
            <text:p>101.0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29008" calcext:value-type="float">
            <text:p>101.0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8048" calcext:value-type="float">
            <text:p>100.9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0072" calcext:value-type="float">
            <text:p>101.1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6544" calcext:value-type="float">
            <text:p>101.1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5208" calcext:value-type="float">
            <text:p>101.1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9864" calcext:value-type="float">
            <text:p>101.0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2056" calcext:value-type="float">
            <text:p>101.0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0344" calcext:value-type="float">
            <text:p>101.0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9968" calcext:value-type="float">
            <text:p>101.0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3976" calcext:value-type="float">
            <text:p>101.1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5792" calcext:value-type="float">
            <text:p>101.2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1408" calcext:value-type="float">
            <text:p>101.1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7024" calcext:value-type="float">
            <text:p>101.1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8256" calcext:value-type="float">
            <text:p>101.1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7504" calcext:value-type="float">
            <text:p>101.1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36" calcext:value-type="float">
            <text:p>101.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992" calcext:value-type="float">
            <text:p>101.2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312" calcext:value-type="float">
            <text:p>101.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0448" calcext:value-type="float">
            <text:p>101.1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4832" calcext:value-type="float">
            <text:p>101.1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6168" calcext:value-type="float">
            <text:p>101.1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90552" calcext:value-type="float">
            <text:p>101.1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2744" calcext:value-type="float">
            <text:p>101.2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752" calcext:value-type="float">
            <text:p>101.2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472" calcext:value-type="float">
            <text:p>101.3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4664" calcext:value-type="float">
            <text:p>101.3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0176" calcext:value-type="float">
            <text:p>101.2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504" calcext:value-type="float">
            <text:p>101.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8192" calcext:value-type="float">
            <text:p>101.3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076" calcext:value-type="float">
            <text:p>101.3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1824" calcext:value-type="float">
            <text:p>101.4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3808" calcext:value-type="float">
            <text:p>101.3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5624" calcext:value-type="float">
            <text:p>101.3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064" calcext:value-type="float">
            <text:p>101.4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412" calcext:value-type="float">
            <text:p>101.5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832" calcext:value-type="float">
            <text:p>101.5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8296" calcext:value-type="float">
            <text:p>101.4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1448" calcext:value-type="float">
            <text:p>101.5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2304" calcext:value-type="float">
            <text:p>101.4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3536" calcext:value-type="float">
            <text:p>101.4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1072" calcext:value-type="float">
            <text:p>101.5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7168" calcext:value-type="float">
            <text:p>101.5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0008" calcext:value-type="float">
            <text:p>101.4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8464" calcext:value-type="float">
            <text:p>101.2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97816" calcext:value-type="float">
            <text:p>101.3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01604" calcext:value-type="float">
            <text:p>101.410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3969548387" calcext:value-type="float">
            <text:p>101.5939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1424" calcext:value-type="float">
            <text:p>101.64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111741936" calcext:value-type="float">
            <text:p>101.65011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22632" calcext:value-type="float">
            <text:p>101.57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039741936" calcext:value-type="float">
            <text:p>101.45503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9655225807" calcext:value-type="float">
            <text:p>101.38965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4072" calcext:value-type="float">
            <text:p>101.4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18972" calcext:value-type="float">
            <text:p>101.69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58260645161" calcext:value-type="float">
            <text:p>101.858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3542344828" calcext:value-type="float">
            <text:p>101.993542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86248" calcext:value-type="float">
            <text:p>102.12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417290323" calcext:value-type="float">
            <text:p>102.68141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24056" calcext:value-type="float">
            <text:p>102.76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2516551724" calcext:value-type="float">
            <text:p>102.7725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13288" calcext:value-type="float">
            <text:p>102.68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1376" calcext:value-type="float">
            <text:p>102.65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80183172414" calcext:value-type="float">
            <text:p>102.680183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7883354839" calcext:value-type="float">
            <text:p>102.74788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95632" calcext:value-type="float">
            <text:p>102.8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4921806452" calcext:value-type="float">
            <text:p>102.94492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3488571429" calcext:value-type="float">
            <text:p>103.023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4274683871" calcext:value-type="float">
            <text:p>103.14274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80208" calcext:value-type="float">
            <text:p>103.1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7156689655" calcext:value-type="float">
            <text:p>103.217156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8993032258" calcext:value-type="float">
            <text:p>103.26899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41344" calcext:value-type="float">
            <text:p>103.23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76237548387" calcext:value-type="float">
            <text:p>102.97623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228516129" calcext:value-type="float">
            <text:p>102.472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27752" calcext:value-type="float">
            <text:p>102.11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1615225807" calcext:value-type="float">
            <text:p>101.83161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199384" calcext:value-type="float">
            <text:p>101.91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3066580645" calcext:value-type="float">
            <text:p>102.06306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748672" calcext:value-type="float">
            <text:p>102.207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0984258065" calcext:value-type="float">
            <text:p>102.19098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4044129032" calcext:value-type="float">
            <text:p>101.99404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12464" calcext:value-type="float">
            <text:p>101.9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2708129032" calcext:value-type="float">
            <text:p>101.97270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6152" calcext:value-type="float">
            <text:p>101.84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2592774193" calcext:value-type="float">
            <text:p>101.762592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4802322581" calcext:value-type="float">
            <text:p>101.64480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80392" calcext:value-type="float">
            <text:p>101.55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8625548387" calcext:value-type="float">
            <text:p>101.50862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1168" calcext:value-type="float">
            <text:p>101.6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9926451613" calcext:value-type="float">
            <text:p>101.789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68187714286" calcext:value-type="float">
            <text:p>101.86818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498116129" calcext:value-type="float">
            <text:p>101.94498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533677419" calcext:value-type="float">
            <text:p>102.21153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96964" calcext:value-type="float">
            <text:p>102.269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8358193548" calcext:value-type="float">
            <text:p>102.36835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2508" calcext:value-type="float">
            <text:p>102.36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916903226" calcext:value-type="float">
            <text:p>102.36491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162322581" calcext:value-type="float">
            <text:p>102.23916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5056" calcext:value-type="float">
            <text:p>101.78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552516129" calcext:value-type="float">
            <text:p>101.725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86152" calcext:value-type="float">
            <text:p>101.84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680283871" calcext:value-type="float">
            <text:p>102.06680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5924965517" calcext:value-type="float">
            <text:p>102.295924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1596903226" calcext:value-type="float">
            <text:p>102.47159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8733419355" calcext:value-type="float">
            <text:p>102.83873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73048" calcext:value-type="float">
            <text:p>102.99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873316129" calcext:value-type="float">
            <text:p>103.00873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89232" calcext:value-type="float">
            <text:p>102.78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2007483871" calcext:value-type="float">
            <text:p>102.51200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062580645" calcext:value-type="float">
            <text:p>102.4120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83472" calcext:value-type="float">
            <text:p>102.4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282064516" calcext:value-type="float">
            <text:p>102.60728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08336" calcext:value-type="float">
            <text:p>102.6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9520258064" calcext:value-type="float">
            <text:p>102.669520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1251714286" calcext:value-type="float">
            <text:p>102.76125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825290323" calcext:value-type="float">
            <text:p>102.89782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563612903" calcext:value-type="float">
            <text:p>103.4465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946" calcext:value-type="float">
            <text:p>103.62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061677419" calcext:value-type="float">
            <text:p>103.76906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17632" calcext:value-type="float">
            <text:p>103.92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523612903" calcext:value-type="float">
            <text:p>103.88852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2115870968" calcext:value-type="float">
            <text:p>103.50211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17872" calcext:value-type="float">
            <text:p>103.3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3509935484" calcext:value-type="float">
            <text:p>103.37350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9016888889" calcext:value-type="float">
            <text:p>103.499016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2028903226" calcext:value-type="float">
            <text:p>103.64202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6799714286" calcext:value-type="float">
            <text:p>103.71679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252" calcext:value-type="float">
            <text:p>103.744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0116444445" calcext:value-type="float">
            <text:p>103.350116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0386571429" calcext:value-type="float">
            <text:p>103.350386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71838451613" calcext:value-type="float">
            <text:p>103.371838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09064" calcext:value-type="float">
            <text:p>103.0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409032258" calcext:value-type="float">
            <text:p>102.406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4822322581" calcext:value-type="float">
            <text:p>101.80482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62256" calcext:value-type="float">
            <text:p>101.57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5131870968" calcext:value-type="float">
            <text:p>101.72513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15664" calcext:value-type="float">
            <text:p>101.99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190709677" calcext:value-type="float">
            <text:p>102.20819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7846857143" calcext:value-type="float">
            <text:p>102.29784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1934" calcext:value-type="float">
            <text:p>102.341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07347354839" calcext:value-type="float">
            <text:p>101.507347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30888" calcext:value-type="float">
            <text:p>101.52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404645161" calcext:value-type="float">
            <text:p>101.48640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65184" calcext:value-type="float">
            <text:p>101.22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6336516129" calcext:value-type="float">
            <text:p>100.646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74741935484" calcext:value-type="float">
            <text:p>99.8674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766" calcext:value-type="float">
            <text:p>99.38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9065806452" calcext:value-type="float">
            <text:p>99.258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2016" calcext:value-type="float">
            <text:p>99.35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15699310345" calcext:value-type="float">
            <text:p>99.48156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77688275862" calcext:value-type="float">
            <text:p>99.62776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324516129" calcext:value-type="float">
            <text:p>99.7883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73793548387" calcext:value-type="float">
            <text:p>99.477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451052307692" calcext:value-type="float">
            <text:p>99.34510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603814193548" calcext:value-type="float">
            <text:p>99.2603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362256" calcext:value-type="float">
            <text:p>99.03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2936774193" calcext:value-type="float">
            <text:p>98.7672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95437419355" calcext:value-type="float">
            <text:p>98.6295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19008" calcext:value-type="float">
            <text:p>98.6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8936774194" calcext:value-type="float">
            <text:p>98.614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30004" calcext:value-type="float">
            <text:p>98.733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704340645161" calcext:value-type="float">
            <text:p>98.8704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44877142857" calcext:value-type="float">
            <text:p>98.93448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5726451613" calcext:value-type="float">
            <text:p>99.0205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30301935484" calcext:value-type="float">
            <text:p>99.363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4368" calcext:value-type="float">
            <text:p>99.4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4208" calcext:value-type="float">
            <text:p>99.4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51586206897" calcext:value-type="float">
            <text:p>99.4751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91086451613" calcext:value-type="float">
            <text:p>99.4991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35891034483" calcext:value-type="float">
            <text:p>99.50358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19740689655" calcext:value-type="float">
            <text:p>99.56197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1128" calcext:value-type="float">
            <text:p>99.5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4936" calcext:value-type="float">
            <text:p>99.52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9212137931" calcext:value-type="float">
            <text:p>99.50921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673" calcext:value-type="float">
            <text:p>99.56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148387097" calcext:value-type="float">
            <text:p>99.6482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91030068966" calcext:value-type="float">
            <text:p>100.391030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2333517241" calcext:value-type="float">
            <text:p>100.572333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8168" calcext:value-type="float">
            <text:p>100.6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018482759" calcext:value-type="float">
            <text:p>100.745018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3779870968" calcext:value-type="float">
            <text:p>100.81377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8522322581" calcext:value-type="float">
            <text:p>100.92852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16192" calcext:value-type="float">
            <text:p>100.99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436516129" calcext:value-type="float">
            <text:p>101.0654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08188" calcext:value-type="float">
            <text:p>101.140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0927741936" calcext:value-type="float">
            <text:p>101.320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077" calcext:value-type="float">
            <text:p>101.41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0862896552" calcext:value-type="float">
            <text:p>101.470862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4967172414" calcext:value-type="float">
            <text:p>102.094967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64352" calcext:value-type="float">
            <text:p>102.1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5058709677" calcext:value-type="float">
            <text:p>102.2950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0476" calcext:value-type="float">
            <text:p>102.3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5061419355" calcext:value-type="float">
            <text:p>102.41506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1568" calcext:value-type="float">
            <text:p>102.4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25128" calcext:value-type="float">
            <text:p>102.5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916645161" calcext:value-type="float">
            <text:p>102.53491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56928" calcext:value-type="float">
            <text:p>102.54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0058322581" calcext:value-type="float">
            <text:p>102.55005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9824551724" calcext:value-type="float">
            <text:p>102.569824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3268129032" calcext:value-type="float">
            <text:p>102.64326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79266064516" calcext:value-type="float">
            <text:p>102.47926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33" calcext:value-type="float">
            <text:p>102.6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4692" calcext:value-type="float">
            <text:p>102.5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1900689655" calcext:value-type="float">
            <text:p>102.3119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5672" calcext:value-type="float">
            <text:p>101.84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5542709677" calcext:value-type="float">
            <text:p>101.59554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81944" calcext:value-type="float">
            <text:p>101.4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9990709677" calcext:value-type="float">
            <text:p>101.36999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886" calcext:value-type="float">
            <text:p>101.36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1540645161" calcext:value-type="float">
            <text:p>101.431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5119428571" calcext:value-type="float">
            <text:p>101.48511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594666667" calcext:value-type="float">
            <text:p>101.489594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7064774194" calcext:value-type="float">
            <text:p>100.967064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92537103448" calcext:value-type="float">
            <text:p>100.992537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7458064516" calcext:value-type="float">
            <text:p>100.96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95696" calcext:value-type="float">
            <text:p>100.89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9777548387" calcext:value-type="float">
            <text:p>100.81977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2918193548" calcext:value-type="float">
            <text:p>100.75291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5112" calcext:value-type="float">
            <text:p>100.63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7001806452" calcext:value-type="float">
            <text:p>100.53700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606" calcext:value-type="float">
            <text:p>100.55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4566709677" calcext:value-type="float">
            <text:p>100.64456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8265428571" calcext:value-type="float">
            <text:p>100.74826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17872" calcext:value-type="float">
            <text:p>100.81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165677419" calcext:value-type="float">
            <text:p>100.79116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50712" calcext:value-type="float">
            <text:p>100.92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6041032258" calcext:value-type="float">
            <text:p>100.98604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17668" calcext:value-type="float">
            <text:p>100.851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280283871" calcext:value-type="float">
            <text:p>100.54280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0368258065" calcext:value-type="float">
            <text:p>100.31036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77828" calcext:value-type="float">
            <text:p>100.21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7395612903" calcext:value-type="float">
            <text:p>100.19739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48288" calcext:value-type="float">
            <text:p>100.20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15591225806" calcext:value-type="float">
            <text:p>100.115591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1371555556" calcext:value-type="float">
            <text:p>100.071371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2751483871" calcext:value-type="float">
            <text:p>100.0827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28569806452" calcext:value-type="float">
            <text:p>100.12856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27384" calcext:value-type="float">
            <text:p>100.19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56112" calcext:value-type="float">
            <text:p>100.16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3179862069" calcext:value-type="float">
            <text:p>100.22317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5784888889" calcext:value-type="float">
            <text:p>100.245784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644689655" calcext:value-type="float">
            <text:p>100.263644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3846285714" calcext:value-type="float">
            <text:p>100.333846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12088" calcext:value-type="float">
            <text:p>100.45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0961857143" calcext:value-type="float">
            <text:p>100.550961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70862068966" calcext:value-type="float">
            <text:p>100.570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57045" calcext:value-type="float">
            <text:p>100.5057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1611862069" calcext:value-type="float">
            <text:p>100.63161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0720992" calcext:value-type="float">
            <text:p>100.907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780672" calcext:value-type="float">
            <text:p>100.957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2026" calcext:value-type="float">
            <text:p>100.79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7260571429" calcext:value-type="float">
            <text:p>100.43726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0486857143" calcext:value-type="float">
            <text:p>100.56048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41136" calcext:value-type="float">
            <text:p>99.66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77828" calcext:value-type="float">
            <text:p>100.4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85835" calcext:value-type="float">
            <text:p>99.9185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346" calcext:value-type="float">
            <text:p>100.07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6649411765" calcext:value-type="float">
            <text:p>100.26664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1168" calcext:value-type="float">
            <text:p>100.5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0705" calcext:value-type="float">
            <text:p>100.890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6277333333" calcext:value-type="float">
            <text:p>100.68627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5206222222" calcext:value-type="float">
            <text:p>100.865206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8249655172" calcext:value-type="float">
            <text:p>100.5582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9664827586" calcext:value-type="float">
            <text:p>100.3196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74224" calcext:value-type="float">
            <text:p>100.07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884" calcext:value-type="float">
            <text:p>99.9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0448" calcext:value-type="float">
            <text:p>99.90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70194285714" calcext:value-type="float">
            <text:p>100.070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8614896552" calcext:value-type="float">
            <text:p>100.248614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1380235294" calcext:value-type="float">
            <text:p>100.421380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2134545455" calcext:value-type="float">
            <text:p>100.5521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43912" calcext:value-type="float">
            <text:p>100.56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03732571429" calcext:value-type="float">
            <text:p>100.40373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11788" calcext:value-type="float">
            <text:p>100.41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49968" calcext:value-type="float">
            <text:p>100.02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7522571429" calcext:value-type="float">
            <text:p>100.24752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3088857143" calcext:value-type="float">
            <text:p>100.04308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97137777778" calcext:value-type="float">
            <text:p>99.78971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29086315789" calcext:value-type="float">
            <text:p>99.8329086315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08122857143" calcext:value-type="float">
            <text:p>99.6808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7936" calcext:value-type="float">
            <text:p>99.8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54813793104" calcext:value-type="float">
            <text:p>99.9554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776" calcext:value-type="float">
            <text:p>100.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856973913" calcext:value-type="float">
            <text:p>100.338569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945091494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23496" calcext:value-type="float">
            <text:p>101.1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08" meta:object-count="0"/>
    <meta:user-defined meta:name="AppVersion">3.0</meta:user-defined>
  </office:meta>
</office:document-meta>
</file>